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Helvetica Light" svg:font-family="Helvetica Light"/>
    <style:font-face style:name="Times New Roman" svg:font-family="Times New Roman"/>
  </office:font-face-decls>
  <office:automatic-styles>
    <style:style style:name="P1" style:family="paragraph" style:parent-style-name="Standard">
      <style:paragraph-properties fo:margin-top="0.1389in" fo:margin-bottom="0.1389in" fo:text-align="center"/>
      <style:text-properties style:font-name="Helvetica" fo:font-size="18.0pt" fo:color="#434343"/>
    </style:style>
    <style:style style:name="P2" style:family="paragraph" style:parent-style-name="Standard">
      <style:text-properties style:font-name="Helvetica" fo:font-size="11.0pt" fo:color="#000000"/>
    </style:style>
    <style:style style:name="P3" style:family="paragraph" style:parent-style-name="Standard">
      <style:paragraph-properties fo:margin-top="0.1111in" fo:line-height="120%"/>
      <style:text-properties style:font-name="Helvetica" fo:font-size="12.0pt" fo:color="#000000"/>
    </style:style>
    <style:style style:name="P4" style:family="paragraph" style:parent-style-name="Standard">
      <style:paragraph-properties fo:margin-top="0.1111in" fo:line-height="120%">
        <style:tab-stops>
          <style:tab-stop style:position="2.3333in"/>
        </style:tab-stops>
      </style:paragraph-properties>
      <style:text-properties style:font-name="Arial" fo:font-size="11.5pt" fo:color="#333333"/>
    </style:style>
    <style:style style:name="P5" style:family="paragraph" style:parent-style-name="Standard">
      <style:paragraph-properties fo:margin-top="0.1111in" fo:line-height="120%">
        <style:tab-stops>
          <style:tab-stop style:position="2.3333in"/>
        </style:tab-stops>
      </style:paragraph-properties>
      <style:text-properties style:font-name="Helvetica" fo:font-size="12.0pt" fo:color="#000000"/>
    </style:style>
    <style:style style:name="P6" style:family="paragraph" style:parent-style-name="Standard">
      <style:paragraph-properties fo:margin-top="0.1111in" fo:margin-left="0.5000in" fo:line-height="120%"/>
      <style:text-properties style:font-name="Helvetica" fo:font-size="12.0pt" fo:color="#000000"/>
    </style:style>
    <style:style style:name="P7" style:family="paragraph" style:parent-style-name="Standard">
      <style:paragraph-properties fo:margin-top="0.1111in" fo:text-indent="0.5000in" fo:line-height="120%"/>
      <style:text-properties style:font-name="Helvetica" fo:font-size="12.0pt" fo:color="#000000"/>
    </style:style>
    <style:style style:name="P8" style:family="paragraph" style:parent-style-name="Standard">
      <style:paragraph-properties fo:margin-top="0.1111in" fo:margin-left="1.0000in" fo:text-indent="-1.0000in" fo:line-height="120%">
        <style:tab-stops>
          <style:tab-stop style:position="0.6528in"/>
          <style:tab-stop style:position="1.0000in"/>
        </style:tab-stops>
      </style:paragraph-properties>
      <style:text-properties style:font-name="Helvetica" fo:font-size="12.0pt" fo:color="#000000"/>
    </style:style>
    <style:style style:name="P9" style:family="paragraph" style:parent-style-name="Standard">
      <style:text-properties style:font-name="Times New Roman" fo:font-size="12.0pt"/>
    </style:style>
    <style:style style:name="P10" style:family="paragraph" style:parent-style-name="Standard">
      <style:paragraph-properties fo:margin-top="0.2500in" fo:margin-bottom="0.0278in" fo:line-height="120%"/>
      <style:text-properties style:font-name="Helvetica Light" fo:font-size="12.0pt" fo:color="#000000"/>
    </style:style>
    <style:style style:name="P11" style:family="paragraph" style:parent-style-name="Standard">
      <style:paragraph-properties fo:margin-bottom="0.0833in"/>
      <style:text-properties style:font-name="Times New Roman" fo:font-size="12.0pt"/>
    </style:style>
    <style:style style:name="P12" style:family="paragraph" style:parent-style-name="Standard">
      <style:paragraph-properties fo:margin-top="0.1111in" fo:line-height="120%"/>
      <style:text-properties style:font-name="Helvetica" fo:font-size="12.0pt"/>
    </style:style>
    <style:style style:name="P13" style:family="paragraph" style:parent-style-name="Standard">
      <style:paragraph-properties fo:margin-bottom="0.1667in" style:line-height-at-least="0.2667in"/>
      <style:text-properties style:font-name="Helvetica" fo:font-size="12.0pt"/>
    </style:style>
    <style:style style:name="P14" style:family="paragraph" style:parent-style-name="Standard">
      <style:paragraph-properties fo:margin-top="0.0194in" fo:margin-bottom="0.0194in" fo:margin-left="0.5000in" fo:text-indent="-0.5000in" style:line-height-at-least="0.2667in">
        <style:tab-stops>
          <style:tab-stop style:position="0.1528in"/>
          <style:tab-stop style:position="0.5000in"/>
        </style:tab-stops>
      </style:paragraph-properties>
      <style:text-properties style:font-name="Helvetica" fo:font-size="12.0pt"/>
    </style:style>
    <style:style style:name="P15" style:family="paragraph" style:parent-style-name="Standard">
      <style:text-properties style:font-name="Helvetica" fo:font-size="12.0pt"/>
    </style:style>
    <style:style style:name="P16" style:family="paragraph" style:parent-style-name="Standard">
      <style:paragraph-properties fo:margin-bottom="0.1667in" style:line-height-at-least="0.2667in"/>
      <style:text-properties style:font-name="Helvetica" fo:font-size="12.0pt" fo:color="#000000"/>
    </style:style>
    <style:style style:name="P17" style:family="paragraph" style:parent-style-name="Standard">
      <style:paragraph-properties fo:margin-bottom="0.1667in" style:line-height-at-least="0.0417in"/>
      <style:text-properties style:font-name="Helvetica" fo:font-size="12.0pt"/>
    </style:style>
    <style:style style:name="P18" style:family="paragraph" style:parent-style-name="Standard">
      <style:paragraph-properties fo:margin-bottom="0.1667in" fo:text-indent="0.5000in" style:line-height-at-least="0.0417in"/>
      <style:text-properties style:font-name="Helvetica" fo:font-size="12.0pt"/>
    </style:style>
    <style:style style:name="P19" style:family="paragraph" style:parent-style-name="Standard">
      <style:paragraph-properties fo:margin-bottom="0.1667in" style:line-height-at-least="0.2667in"/>
      <style:text-properties style:font-name="Times New Roman" fo:font-size="12.0pt"/>
    </style:style>
    <style:style style:name="P20" style:family="paragraph" style:parent-style-name="Standard">
      <style:paragraph-properties fo:margin-bottom="0.0833in" fo:text-indent="0.5000in"/>
      <style:text-properties style:font-name="Helvetica" fo:font-size="12.0pt"/>
    </style:style>
    <style:style style:name="P21" style:family="paragraph" style:parent-style-name="Standard">
      <style:paragraph-properties fo:margin-top="0.1111in" fo:line-height="120%"/>
      <style:text-properties style:font-name="Arial" fo:font-size="11.5pt" fo:color="#333333"/>
    </style:style>
    <style:style style:name="P22" style:family="paragraph" style:parent-style-name="Standard">
      <style:paragraph-properties fo:margin-top="0.0194in" fo:margin-bottom="0.0194in" style:line-height-at-least="0.2083in"/>
      <style:text-properties style:font-name="Arial" fo:font-size="11.5pt" fo:color="#333333"/>
    </style:style>
    <style:style style:name="P23" style:family="paragraph" style:parent-style-name="Standard">
      <style:paragraph-properties fo:margin-top="0.1111in" fo:line-height="120%"/>
      <style:text-properties style:font-name="Helvetica" fo:font-size="12.0pt" fo:color="#00000a"/>
    </style:style>
    <style:style style:name="P24" style:family="paragraph" style:parent-style-name="Standard">
      <style:paragraph-properties fo:margin-top="0.1111in" fo:line-height="120%"/>
      <style:text-properties style:font-name="Arial" fo:font-size="12.0pt" fo:color="#00000a"/>
    </style:style>
    <style:style style:name="P25" style:family="paragraph" style:parent-style-name="Standard">
      <style:paragraph-properties fo:margin-top="0.1111in" fo:margin-left="0.5000in" fo:text-indent="-0.5000in" fo:line-height="120%">
        <style:tab-stops>
          <style:tab-stop style:position="0.1528in"/>
          <style:tab-stop style:position="0.5000in"/>
        </style:tab-stops>
      </style:paragraph-properties>
      <style:text-properties style:font-name="Helvetica" fo:font-size="12.0pt" fo:color="#000000"/>
    </style:style>
    <style:style style:name="P26" style:family="paragraph" style:parent-style-name="Standard">
      <style:paragraph-properties fo:margin-top="0.1111in" fo:margin-left="0.7500in" fo:line-height="120%"/>
      <style:text-properties style:font-name="Helvetica" fo:font-size="12.0pt" fo:color="#000000"/>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style:font-name="Helvetica" fo:font-size="12.0pt" fo:font-size-asian="12.0pt" fo:font-size-complex="12.0pt" fo:font-weight="bold" fo:font-weight-asian="bold" fo:font-weight-complex="bold" fo:letter-spacing="0.0000in" fo:color="#000000"/>
    </style:style>
    <style:style style:name="T4" style:family="text">
      <style:text-properties style:font-name="Helvetica" fo:font-size="12.0pt" fo:font-size-asian="12.0pt" fo:font-size-complex="12.0pt" fo:letter-spacing="0.0000in" fo:color="#000000"/>
    </style:style>
    <style:style style:name="T5" style:family="text">
      <style:text-properties fo:letter-spacing="0.0035in"/>
    </style:style>
    <style:style style:name="T6" style:family="text">
      <style:text-properties style:font-name="Arial" fo:font-size="11.5pt" fo:font-size-asian="11.5pt" fo:font-size-complex="11.5pt" fo:letter-spacing="0.0000in" fo:color="#333333"/>
    </style:style>
    <style:style style:name="T7" style:family="text">
      <style:text-properties style:font-name="Times New Roman" fo:font-size="12.0pt" fo:font-size-asian="12.0pt" fo:font-size-complex="12.0pt" fo:letter-spacing="0.0000in" fo:color="#000000"/>
    </style:style>
    <style:style style:name="T8" style:family="text">
      <style:text-properties fo:font-weight="bold" fo:font-weight-asian="bold" fo:font-weight-complex="bold" fo:letter-spacing="0.0000in" fo:color="#000000"/>
    </style:style>
    <style:style style:name="T9" style:family="text">
      <style:text-properties style:font-name="Helvetica" fo:letter-spacing="0.0000in" fo:color="#000000"/>
    </style:style>
    <style:style style:name="T10" style:family="text">
      <style:text-properties fo:font-size="11.5pt" fo:font-size-asian="11.5pt" fo:font-size-complex="11.5pt" fo:letter-spacing="0.0000in" fo:color="#333333"/>
    </style:style>
    <style:style style:name="T11" style:family="text">
      <style:text-properties style:font-name="Times New Roman" fo:font-size="12.0pt" fo:font-size-asian="12.0pt" fo:font-size-complex="12.0pt" fo:font-weight="bold" fo:font-weight-asian="bold" fo:font-weight-complex="bold" fo:letter-spacing="0.0000in" fo:color="#000000"/>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50in" text:min-label-width="0.25in"/>
      </text:list-level-style-number>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span text:style-name="T1">Use Cases</text:span></text:p>
      <text:p text:style-name="P2"><text:span text:style-name="T2">1.</text:span></text:p>
      <text:p text:style-name="P3"><text:span text:style-name="T1">Use Case Name: </text:span><text:span text:style-name="T2">BrowseQuestions</text:span></text:p>
      <text:p text:style-name="P3"><text:span text:style-name="T1">Participating Actors: </text:span><text:span text:style-name="T2">User</text:span></text:p>
      <text:p text:style-name="P3"><text:span text:style-name="T1">Goal: </text:span><text:span text:style-name="T2">View question titles from the main page in the list from along with the number of answers they have</text:span></text:p>
      <text:p text:style-name="P3"><text:span text:style-name="T1">Trigger: </text:span><text:span text:style-name="T2">User wishes to browse questions and navigates to the main page of the app</text:span></text:p>
      <text:p text:style-name="P3"><text:span text:style-name="T1">Preconditions: </text:span><text:span text:style-name="T2">User knows how to open the app and how to go to the main page from other activities</text:span></text:p>
      <text:p text:style-name="P3"><text:span text:style-name="T1">Postconditions: </text:span><text:span text:style-name="T2">On success display questions with number of answers</text:span></text:p>
      <text:p text:style-name="P3"><text:span text:style-name="T1">Basic Flow:<text:line-break/><text:tab/></text:span><text:span text:style-name="T2">1. System displays a list of questions with the number of answers it has for browsing</text:span></text:p>
      <text:p text:style-name="P3"><text:span text:style-name="T1">Exceptions:<text:line-break/>User Stories: </text:span><text:span text:style-name="T2">1, 14</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4"><text:span text:style-name="T3">Notes:<text:tab/><text:line-break/></text:span><text:span text:style-name="T4">User Story 1 (</text:span><text:span text:style-name="T2">As a user, I want browse questions.</text:span><text:span text:style-name="T4">)</text:span></text:p>
      <text:p text:style-name="P5"><text:span text:style-name="T2">User Story 14(As a user, I want to see how many answers a question has received)</text:span></text:p>
      <text:p text:style-name="P3"><text:span text:style-name="T1">Open Issues:</text:span></text:p>
      <text:p text:style-name="P2"><text:span text:style-name="T2"/></text:p>
      <text:p text:style-name="P2"><text:span text:style-name="T1">Acceptance tests:</text:span><text:span text:style-name="T2"><text:s/>This use case is tested by <text:s/>first making a question list, creating a question and adding it to the question list because if there are no questions in the question list, there is nothing to browse. After, the question is obtained from the question list and answers are added to the question. Then, the question is re-inserted back into the question list. The answers a question receives is then checked.</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pan text:style-name="T2">2.</text:span></text:p>
      <text:p text:style-name="P3"><text:span text:style-name="T1">Use Case Name: </text:span><text:span text:style-name="T2">ViewQuestionsAndAnswers</text:span></text:p>
      <text:p text:style-name="P3"><text:span text:style-name="T1">Participating Actors: </text:span><text:span text:style-name="T2">User</text:span></text:p>
      <text:p text:style-name="P3"><text:span text:style-name="T1">Goal: </text:span><text:span text:style-name="T2">View the answers related to a question</text:span></text:p>
      <text:p text:style-name="P3"><text:span text:style-name="T1">Trigger: </text:span><text:span text:style-name="T2">User chooses the question he/she wish to view</text:span></text:p>
      <text:p text:style-name="P3"><text:span text:style-name="T1">Preconditions: </text:span><text:span text:style-name="T2">User knows how to open the app and how to go to the main page from other activities</text:span></text:p>
      <text:p text:style-name="P3"><text:span text:style-name="T1">Postconditions: </text:span><text:span text:style-name="T2">On success display Q&amp;A view of the question selected</text:span></text:p>
      <text:p text:style-name="P3"><text:span text:style-name="T1">Basic Flow:<text:line-break/><text:tab/></text:span><text:span text:style-name="T2">1. System displays a list of Questions asked by users for browsing.</text:span></text:p>
      <text:p text:style-name="P3"><text:span text:style-name="T2"><text:tab/>2. User selects a question</text:span></text:p>
      <text:p text:style-name="P6"><text:span text:style-name="T2">3. <text:s/>System brought up a new view displaying only the question selected and answers to the question in chronological order</text:span></text:p>
      <text:p text:style-name="P3"><text:span text:style-name="T1">Exceptions:</text:span></text:p>
      <text:p text:style-name="P7"><text:span text:style-name="T2">3. There are no answers to the question selected</text:span></text:p>
      <text:list text:style-name="L1">
        <text:list-item>
          <text:list>
            <text:list-item>
              <text:p text:style-name="P8"><text:span text:style-name="T2">System displays “No answers for this question yet” in the answer section</text:span></text:p>
            </text:list-item>
          </text:list>
        </text:list-item>
      </text:list>
      <text:p text:style-name="P3"><text:span text:style-name="T2"/></text:p>
      <text:p text:style-name="P3"><text:span text:style-name="T1">User Stories: </text:span><text:span text:style-name="T2">2<text:line-break/></text:span><text:span text:style-name="T1">Qualities:</text:span></text:p>
      <text:p text:style-name="P3"><text:span text:style-name="T1">Constraints:</text:span></text:p>
      <text:p text:style-name="P3"><text:span text:style-name="T1">Includes:</text:span></text:p>
      <text:p text:style-name="P9"><text:span text:style-name="T2"/></text:p>
      <text:p text:style-name="P9"><text:span text:style-name="T2"/></text:p>
      <text:p text:style-name="P9"><text:span text:style-name="T2"/></text:p>
      <text:p text:style-name="P9"><text:span text:style-name="T2"/></text:p>
      <text:p text:style-name="P3"><text:span text:style-name="T1"/></text:p>
      <text:p text:style-name="P3"><text:span text:style-name="T1">Extends:</text:span></text:p>
      <text:p text:style-name="P3"><text:span text:style-name="T1">Related Artifacts:</text:span></text:p>
      <text:p text:style-name="P4"><text:span text:style-name="T3">Notes:<text:tab/><text:line-break/></text:span><text:span text:style-name="T4">User Story 2 (</text:span><text:span text:style-name="T2">As a user, I want to view a question and its answers.</text:span><text:span text:style-name="T4">)</text:span></text:p>
      <text:p text:style-name="P4"><text:span text:style-name="T4">User Story 22(</text:span><text:span text:style-name="T2">As a user, by default, I should see the most fresh comments</text:span><text:span text:style-name="T4">)</text:span></text:p>
      <text:p text:style-name="P3"><text:span text:style-name="T1">Open Issues:</text:span></text:p>
      <text:p text:style-name="P3"><text:span text:style-name="T1">Acceptance tests:</text:span><text:span text:style-name="T2"><text:s/>In order to view answers for a question, there must be a question and at least one answer. To test this use case, a question is created and an answer is added to this question. Exception 3 is tested by checking if there are answers to a question (which is done before an answer is added to the question), and since there are no answers, the string “No answers for this question yet” is displayed to the user.</text:span></text:p>
      <text:p text:style-name="P3"><text:span text:style-name="T2"/></text:p>
      <text:p text:style-name="P10"><text:span text:style-name="T5">3.</text:span></text:p>
      <text:p text:style-name="P9"><text:span text:style-name="T2"/></text:p>
      <text:p text:style-name="P9"><text:span text:style-name="T2"/></text:p>
      <text:p text:style-name="P9"><text:span text:style-name="T2"/></text:p>
      <text:p text:style-name="P9"><text:span text:style-name="T2"/></text:p>
      <text:p text:style-name="P11"><text:span text:style-name="T2"/></text:p>
      <text:p text:style-name="P3"><text:span text:style-name="T1">Use Case Name: </text:span><text:span text:style-name="T2">ViewReplies</text:span></text:p>
      <text:p text:style-name="P3"><text:span text:style-name="T1">Participating Actors: </text:span><text:span text:style-name="T2">User</text:span></text:p>
      <text:p text:style-name="P3"><text:span text:style-name="T1">Goal: </text:span><text:span text:style-name="T2">View replies to a question or an answer.</text:span></text:p>
      <text:p text:style-name="P3"><text:span text:style-name="T1">Trigger: </text:span><text:span text:style-name="T2">User chooses on a question to answer.</text:span></text:p>
      <text:p text:style-name="P3"><text:span text:style-name="T1">Preconditions: </text:span><text:span text:style-name="T2">User knows which question or answer they want to view the replies to.</text:span></text:p>
      <text:p text:style-name="P3"><text:span text:style-name="T1">Postconditions: </text:span><text:span text:style-name="T2">System displays the list of replies to the question/answer that the user long clicked on.</text:span></text:p>
      <text:p text:style-name="P3"><text:span text:style-name="T1">Basic Flow:<text:line-break/><text:tab/></text:span><text:span text:style-name="T2">1. System displays the list of replies to the corresponding question/answer <text:tab/><text:tab/><text:tab/>indicated.</text:span></text:p>
      <text:p text:style-name="P3"><text:span text:style-name="T1">Exceptions:<text:line-break/><text:tab/></text:span><text:span text:style-name="T2">1. If no replies, display “No Replies” message.</text:span></text:p>
      <text:p text:style-name="P3"><text:span text:style-name="T1">User Stories: </text:span><text:span text:style-name="T2">3</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3"><text:span text:style-name="T1">Notes:<text:line-break/></text:span><text:span text:style-name="T2">User Story 3 (As a user, I want to view the replies to a question or answer)</text:span></text:p>
      <text:p text:style-name="P2"><text:span text:style-name="T1">Open Issues:</text:span></text:p>
      <text:p text:style-name="P2"><text:span text:style-name="T1"/></text:p>
      <text:p text:style-name="P2"><text:span text:style-name="T1">Acceptance tests: <text:s/></text:span><text:span text:style-name="T2">In order to view replies for a question or answer, there must be replies to a question or answer. To test this use case, a question is created and a reply is added to the question. Then a question list is created and the question added to the question list. An answer is then created and a reply added to this answer. Then the answer is added to the question. Then the number of replies to the question and to the answer are checked and then the question and answer are checked to see if they contain the replies added to them. Exception 1 is checked by checking the question and answer to see if they have any replies (which is done in the Junit tests before replies are added to a question or answer) and since there are no replies, the string “No replies” is displayed to the user.</text:span></text:p>
      <text:p text:style-name="P9"><text:span text:style-name="T1"/></text:p>
      <text:p text:style-name="P10"><text:span text:style-name="T5">4.</text:span></text:p>
      <text:p text:style-name="P3"><text:span text:style-name="T1">Use Case Name: </text:span><text:span text:style-name="T2">AskQuestion</text:span></text:p>
      <text:p text:style-name="P3"><text:span text:style-name="T1">Participating Actors: </text:span><text:span text:style-name="T2">Author, SysadminquestionName2 is empty</text:span></text:p>
      <text:p text:style-name="P3"><text:span text:style-name="T1">Goal: </text:span><text:span text:style-name="T2">Author adds a question to the list.</text:span></text:p>
      <text:p text:style-name="P3"><text:span text:style-name="T1">Trigger: </text:span><text:span text:style-name="T2">Author chooses the AskAQuestion option</text:span></text:p>
      <text:p text:style-name="P3"><text:span text:style-name="T1">Preconditions: </text:span><text:span text:style-name="T2">Author knows the question they want to ask &amp; (optional) the photo they want to attach.</text:span></text:p>
      <text:p text:style-name="P3"><text:span text:style-name="T1">Postconditions: </text:span><text:span text:style-name="T2">On success, the question is added &amp; success message appears.</text:span></text:p>
      <text:p text:style-name="P3"><text:span text:style-name="T1">Basic Flow:<text:line-break/><text:tab/></text:span><text:span text:style-name="T2">1. System prompts Author to enter a question &amp; optionally add a photo.<text:line-break/><text:tab/>2. Author submits his/her question &amp; (optional) attaches a photo.</text:span></text:p>
      <text:p text:style-name="P7"><text:span text:style-name="T2">3. System displays the question &amp; photo and wait for confirmation <text:line-break/><text:tab/>4. Author submits the question<text:line-break/><text:tab/>5. System returns to the previous/ with the recently added question at the top of <text:tab/><text:tab/><text:tab/>the list.</text:span></text:p>
      <text:p text:style-name="P3"><text:span text:style-name="T1">Exceptions:</text:span><text:span text:style-name="T2"><text:line-break/><text:tab/>4. Question entered is whitespace characters only.<text:line-break/><text:tab/><text:tab/>4.1 System prompts author to re-enter a valid question <text:line-break/><text:tab/>5. Not connected to the network.<text:line-break/><text:tab/><text:tab/>5.1 System stores the question locally.<text:line-break/><text:tab/><text:tab/>5.2 System pushes to the network the next time it is connected to the <text:tab/><text:tab/><text:tab/>network.</text:span></text:p>
      <text:p text:style-name="P3"><text:span text:style-name="T1">User Stories: </text:span><text:span text:style-name="T2">4<text:line-break/></text:span><text:span text:style-name="T1">Qualities:</text:span></text:p>
      <text:p text:style-name="P3"><text:span text:style-name="T1">Constraints:</text:span></text:p>
      <text:p text:style-name="P3"><text:span text:style-name="T1">Includes: </text:span><text:span text:style-name="T2">AddPhotoFromGallery (Use Case 7)</text:span></text:p>
      <text:p text:style-name="P3"><text:span text:style-name="T1">Extends:</text:span></text:p>
      <text:p text:style-name="P3"><text:span text:style-name="T1">Related Artifacts:</text:span></text:p>
      <text:p text:style-name="P3"><text:span text:style-name="T1"/></text:p>
      <text:p text:style-name="P3"><text:span text:style-name="T1">Notes: <text:line-break/></text:span><text:span text:style-name="T2">User Story 4 (As an author, I want to make questions)</text:span><text:span text:style-name="T1"><text:line-break/></text:span><text:span text:style-name="T2">User Story 7 (As an author, I want to attach a picture to my questions or my answers)</text:span></text:p>
      <text:p text:style-name="P3"><text:span text:style-name="T1">Open Issues:</text:span></text:p>
      <text:p text:style-name="P3"><text:span text:style-name="T1">Acceptance tests: </text:span><text:span text:style-name="T2">To test this use case, a question list is first created and a question without any errors (called questiontest) is created. A picture is then created and added to the question and questionTest is then added to the question list. To test Exception 4, a string called questionName2 with only whitespaces is created (intended to simulate a empty question), and then the String method trim() is applied to it. Since the string length is 0, the user is prompted to re-enter a valid question. To test Exception 5, the network connectivity of the question list is obtained and since the connectivity is false, “No network connectivity, push online later” is returned.</text:span></text:p>
      <text:p text:style-name="P10"><text:span text:style-name="T5">5. AddAnswer</text:span></text:p>
      <text:p text:style-name="P3"><text:span text:style-name="T1">Use Case Name: </text:span><text:span text:style-name="T2">AddAnswer</text:span></text:p>
      <text:p text:style-name="P3"><text:span text:style-name="T1">Participating Actors: </text:span><text:span text:style-name="T2">Author, Sysadmin</text:span></text:p>
      <text:p text:style-name="P3"><text:span text:style-name="T1">Goal: </text:span><text:span text:style-name="T2">Author adds an answer to a question.</text:span></text:p>
      <text:p text:style-name="P3"><text:span text:style-name="T1">Trigger: </text:span><text:span text:style-name="T2">Author chooses the AddAnAnswer option.</text:span></text:p>
      <text:p text:style-name="P3"><text:span text:style-name="T1">Preconditions: </text:span><text:span text:style-name="T2">Author knows the answer they want to submit and (optional) the photo they want to attach.</text:span></text:p>
      <text:p text:style-name="P3"><text:span text:style-name="T1">Postconditions: </text:span><text:span text:style-name="T2">On success, the answer is added to the question &amp; a success message appears.</text:span></text:p>
      <text:p text:style-name="P3"><text:span text:style-name="T1">Basic Flow:<text:line-break/><text:tab/></text:span><text:span text:style-name="T2">1. System prompts Author to enter an answer &amp; optionally add a photo.<text:line-break/><text:tab/>2. Author submits his/her answer &amp; (optional) attaches a photo.</text:span></text:p>
      <text:p text:style-name="P7"><text:span text:style-name="T2">3. System displays the answer &amp; photo and wait for confirmation<text:line-break/><text:tab/>4. User confirms their Answer.<text:line-break/><text:tab/>5. System returns to the previous/Q&amp;A screen with the recently added answer at the top of the list of answers.</text:span></text:p>
      <text:p text:style-name="P3"><text:span text:style-name="T1">Exceptions:</text:span><text:span text:style-name="T2"><text:line-break/><text:tab/>4. Answer entered is whitespace characters only.<text:line-break/><text:tab/><text:tab/>4.1 System prompts author to reenter an answer via a toast message<text:line-break/><text:tab/>5. Not connected to the network.<text:line-break/><text:tab/><text:tab/>5.1 System stores the question locally.<text:line-break/><text:tab/><text:tab/>5.2 System pushes to the network the next time it is connected to the network.</text:span></text:p>
      <text:p text:style-name="P3"><text:span text:style-name="T1">User Stories: </text:span><text:span text:style-name="T2">5<text:line-break/></text:span><text:span text:style-name="T1">Qualities:</text:span></text:p>
      <text:p text:style-name="P3"><text:span text:style-name="T1">Constraints:</text:span></text:p>
      <text:p text:style-name="P3"><text:span text:style-name="T1">Includes: </text:span><text:span text:style-name="T2">AddPhotoFromGallery (Use Case 7)</text:span></text:p>
      <text:p text:style-name="P3"><text:span text:style-name="T1">Extends:</text:span></text:p>
      <text:p text:style-name="P3"><text:span text:style-name="T1">Related Artifacts:</text:span></text:p>
      <text:p text:style-name="P3"><text:span text:style-name="T1">Notes:<text:line-break/></text:span><text:span text:style-name="T2">User Story 5 (As an author, I want to answer questions by making an answer)<text:line-break/>User Story 7 (As an author, I want to attach a picture to my questions or my answers)</text:span></text:p>
      <text:p text:style-name="P3"><text:span text:style-name="T1">Open Issues:</text:span></text:p>
      <text:p text:style-name="P3"><text:span text:style-name="T1">Acceptance tests</text:span><text:span text:style-name="T2">: In order to add an answer to a question, there must be at least one question. In order to test this use case, a question list is created and a question called question test is created. The question is then added to the question list. <text:s/>The question is obtained from the question list (to simulate answering a question) and then an answer is then added to the question and then the question is re-added to its same position in the question list. Finally, the question is checked to see if it has the answer. <text:s/>To test Exception 4, a String with only whitespaces called emptyAnswer is created (to simulate an empty or only whitespace character answer) and then the String method trim() is applied to it. Since the string is empty, the user is prompted to re-enter a valid answer. <text:s/>To test Exception 5, the network connectivity of the question list is obtained and since the connectivity is false (by default, since this is a mock Junit test), “No network connectivity, push online later” is returned.</text:span></text:p>
      <text:p text:style-name="P10"><text:span text:style-name="T5">6.</text:span></text:p>
      <text:p text:style-name="P3"><text:span text:style-name="T1">Use Case Name: </text:span><text:span text:style-name="T2">AddReply</text:span></text:p>
      <text:p text:style-name="P3"><text:span text:style-name="T1">Participating Actors: </text:span><text:span text:style-name="T2">Author</text:span></text:p>
      <text:p text:style-name="P3"><text:span text:style-name="T1">Goal: </text:span><text:span text:style-name="T2">Author adds a reply to a question or answer.</text:span></text:p>
      <text:p text:style-name="P3"><text:span text:style-name="T1">Trigger: </text:span><text:span text:style-name="T2">Author chooses the AddReply option.</text:span></text:p>
      <text:p text:style-name="P3"><text:span text:style-name="T1">Preconditions: </text:span><text:span text:style-name="T2">Author knows the reply/comment they want to submit and to which item they want to reply to (question or answer).</text:span></text:p>
      <text:p text:style-name="P3"><text:span text:style-name="T1">Postconditions: </text:span><text:span text:style-name="T2">On success, the reply is added to the question or answer.</text:span></text:p>
      <text:p text:style-name="P3"><text:span text:style-name="T1">Basic Flow:<text:line-break/><text:tab/></text:span><text:span text:style-name="T2">1. System prompts author to enter their reply.<text:line-break/><text:tab/>2. Author submits his/her reply.</text:span></text:p>
      <text:p text:style-name="P7"><text:span text:style-name="T2">3. System displays the reply and wait for confirmation<text:line-break/><text:tab/>4. Author confirms the reply.<text:line-break/><text:tab/>5. System returns to the previous screen with the most recently added reply at the top of the list of replies for that question or answer.</text:span></text:p>
      <text:p text:style-name="P3"><text:span text:style-name="T1">Exceptions:</text:span></text:p>
      <text:p text:style-name="P3"><text:span text:style-name="T1"><text:tab/></text:span><text:span text:style-name="T2">4. Reply is empty or whitespace characters only</text:span></text:p>
      <text:p text:style-name="P3"><text:span text:style-name="T1"><text:tab/></text:span><text:span text:style-name="T2">4.1. System prompts author to reenter a valid reply</text:span><text:span text:style-name="T1"><text:line-break/></text:span><text:span text:style-name="T2"><text:tab/>5. Not connected to the network.<text:line-break/><text:tab/><text:tab/>5.1 System stores the question locally.<text:line-break/><text:tab/><text:tab/>5.2 System pushes to the network the next time it is connected to the network.</text:span></text:p>
      <text:p text:style-name="P3"><text:span text:style-name="T1">User Stories: </text:span><text:span text:style-name="T2">6</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 </text:span><text:span text:style-name="T2">ViewReplies (Use Case 3)</text:span></text:p>
      <text:p text:style-name="P3"><text:span text:style-name="T1">Related Artifacts:</text:span></text:p>
      <text:p text:style-name="P3"><text:span text:style-name="T1">Notes:<text:line-break/></text:span><text:span text:style-name="T2">User Story 6 (As an author, I want to reply to questions and answers to clarify things)</text:span></text:p>
      <text:p text:style-name="P3"><text:span text:style-name="T1">Open Issues:</text:span></text:p>
      <text:p text:style-name="P3"><text:span text:style-name="T2">Acceptance tests: In order to add a reply to a question or answer, there must be at least one question or answer. In order to test this use case, a question list is created and a question (without any errors) called question test is created. Then a reply (without errors) is added to the question. <text:s/>Then the question is checked to see if there is a reply for it now. Then an answer is created (without errors) and a reply is created and added to the answer. Finally, the answer is added to the question and the question is added to the question list. To test Exception 4, a String with only whitespaces called emptyReply is created (to simulate an empty or only whitespace character answer) and then the String method trim() is applied to it. Since the string is empty, the user is prompted to re-enter a valid reply <text:s/>To test Exception 5, the network connectivity of the question list is obtained and since the connectivity is false (by default, since this is a mock Junit test), “No network connectivity, push online later” is returned.</text:span></text:p>
      <text:p text:style-name="P10"><text:span text:style-name="T5">7.</text:span></text:p>
      <text:p text:style-name="P3"><text:span text:style-name="T1">Use Case Name: </text:span><text:span text:style-name="T2">AddPhotoFromCamera</text:span></text:p>
      <text:p text:style-name="P3"><text:span text:style-name="T1">Participating Actors: </text:span><text:span text:style-name="T2">Author, Sysadmin</text:span></text:p>
      <text:p text:style-name="P3"><text:span text:style-name="T1">Goal: </text:span><text:span text:style-name="T2">Attach a photo to a question or answer</text:span></text:p>
      <text:p text:style-name="P3"><text:span text:style-name="T1">Trigger: </text:span><text:span text:style-name="T2">Author chooses the AddPhotoFromCamera option.</text:span></text:p>
      <text:p text:style-name="P3"><text:span text:style-name="T1">Preconditions: </text:span><text:span text:style-name="T2">Author knows how to take a picture.</text:span></text:p>
      <text:p text:style-name="P3"><text:span text:style-name="T1">Postconditions: </text:span><text:span text:style-name="T2">On success, photo is attached to the question or answer.</text:span></text:p>
      <text:p text:style-name="P3"><text:span text:style-name="T1">Basic Flow:<text:line-break/><text:tab/></text:span><text:span text:style-name="T2">1. System prompts author to take a photo.<text:line-break/><text:tab/>2. Author takes a photo.<text:line-break/><text:tab/>3. Sysadmin verifies that the photo is not larger than 64kb.<text:line-break/><text:tab/>4. System returns to previous screen with preview of the image.</text:span></text:p>
      <text:p text:style-name="P3"><text:span text:style-name="T1">Exceptions:<text:line-break/><text:tab/></text:span><text:span text:style-name="T2">3. Photo is larger than 64kb.<text:line-break/><text:tab/><text:tab/>3.1 System displays “image is too large” message &amp; prompts author to select another photo.</text:span></text:p>
      <text:p text:style-name="P3"><text:span text:style-name="T1">User Stories: </text:span><text:span text:style-name="T2">7</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 </text:span><text:span text:style-name="T2">AskAQuestion (Use Case 1), AddAnAnswer (Use Case 2), AddPhotoFromGallery(Use Case 7)</text:span></text:p>
      <text:p text:style-name="P3"><text:span text:style-name="T1">Notes:</text:span><text:span text:style-name="T2"><text:line-break/>User Story 7 (As an author, I want to attach a picture to my questions or my answers)</text:span></text:p>
      <text:p text:style-name="P3"><text:span text:style-name="T2"><text:line-break/></text:span><text:span text:style-name="T1">Open Issues:</text:span></text:p>
      <text:p text:style-name="P3"><text:span text:style-name="T1">Acceptance Tests:</text:span><text:span text:style-name="T2"><text:s/>(1) Try adding a photo with size &lt;= 64kb to a question and check that that picture is successfully attached to the question (the question’s picture is not null). <text:s/>(2) Try adding photo with size &lt;=64kb to an answer and check that the picture is successfully attached to the answer (the answer’s picture is not null). (3) Try a picture whose size is &gt;64kb and ensure that it is classified as too large.</text:span></text:p>
      <text:p text:style-name="P10"><text:span text:style-name="T5">8.</text:span></text:p>
      <text:p text:style-name="P3"><text:span text:style-name="T1">Use Case Name: </text:span><text:span text:style-name="T2">AddPhotoFromGallery</text:span></text:p>
      <text:p text:style-name="P3"><text:span text:style-name="T1">Participating Actors: </text:span><text:span text:style-name="T2">Author, Sysadmin</text:span></text:p>
      <text:p text:style-name="P3"><text:span text:style-name="T1">Goal: </text:span><text:span text:style-name="T2">Attach a photo to a question or answer</text:span></text:p>
      <text:p text:style-name="P3"><text:span text:style-name="T1">Trigger: </text:span><text:span text:style-name="T2">Author chooses the AddPhotoFromGallery option.</text:span></text:p>
      <text:p text:style-name="P3"><text:span text:style-name="T1">Preconditions: </text:span><text:span text:style-name="T2">Author knows how to take a picture.</text:span></text:p>
      <text:p text:style-name="P3"><text:span text:style-name="T1">Postconditions: </text:span><text:span text:style-name="T2">On success, photo is attached to the question or answer.</text:span></text:p>
      <text:p text:style-name="P3"><text:span text:style-name="T1">Basic Flow:<text:line-break/><text:tab/></text:span><text:span text:style-name="T2">1. System prompts author to select a photo.<text:line-break/><text:tab/>2. Author selects a photo.<text:line-break/><text:tab/>3. Sysadmin verifies that the photo is not larger than 64kb.<text:line-break/><text:tab/>4. System returns to previous screen with preview of the image.</text:span></text:p>
      <text:p text:style-name="P3"><text:span text:style-name="T1">Exceptions:<text:line-break/><text:tab/></text:span><text:span text:style-name="T2">3. Photo is larger than 64kb.<text:line-break/><text:tab/><text:tab/>3.1 System displays “image is too large” message &amp; prompts author to select another photo.</text:span></text:p>
      <text:p text:style-name="P3"><text:span text:style-name="T1">User Stories: </text:span><text:span text:style-name="T2">7</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 </text:span><text:span text:style-name="T2">AskAQuestion (Use Case 1), AddAnAnswer (Use Case 2), AddPhotoFromCamera (Use Case 6)</text:span></text:p>
      <text:p text:style-name="P3"><text:span text:style-name="T1">Notes:</text:span><text:span text:style-name="T2"><text:line-break/>User Story 7 (As an author, I want to attach a picture to my questions or my answers)<text:line-break/>User Story 8 (As a sysadmin, I do not want the pictures to be large (&gt;64kb))</text:span></text:p>
      <text:p text:style-name="P3"><text:span text:style-name="T1">Open Issues:</text:span></text:p>
      <text:p text:style-name="P12"><text:span text:style-name="T1">Acceptance Tests:</text:span><text:span text:style-name="T2"><text:s/>(1) Try adding a photo with size &lt;= 64kb to a question and check that that picture is successfully attached to the question (the question’s picture is not null). <text:s/>(2) Try adding photo with size &lt;=64kb to an answer and check that the picture is successfully attached to the answer (the answer’s picture is not null). (3) Try a picture whose size is &gt;64kb and ensure that it is classified as too large.</text:span></text:p>
      <text:p text:style-name="P3"><text:span text:style-name="T1"/></text:p>
      <text:p text:style-name="P3"><text:span text:style-name="T2">9.</text:span></text:p>
      <text:p text:style-name="P3"><text:span text:style-name="T1">Use Case Name: </text:span><text:span text:style-name="T2">PhotoSizeLimit</text:span></text:p>
      <text:p text:style-name="P3"><text:span text:style-name="T1">Participating Actors: </text:span><text:span text:style-name="T2">Sysadmin</text:span></text:p>
      <text:p text:style-name="P3"><text:span text:style-name="T1">Goal: </text:span><text:span text:style-name="T2">Limits the attached photo size to be smaller than 64 kb</text:span></text:p>
      <text:p text:style-name="P3"><text:span text:style-name="T1">Trigger: </text:span><text:span text:style-name="T2">Author/User attached a photo greater than 64kb</text:span></text:p>
      <text:p text:style-name="P3"><text:span text:style-name="T1">Preconditions: </text:span><text:span text:style-name="T2">Author/User have photo in their gallery or knows how to take a photo</text:span></text:p>
      <text:p text:style-name="P3"><text:span text:style-name="T1">Postconditions: </text:span><text:span text:style-name="T2">On success, photo size greater than 64kb is rejected.</text:span></text:p>
      <text:p text:style-name="P3"><text:span text:style-name="T1">Basic Flow:<text:line-break/><text:tab/></text:span><text:span text:style-name="T2">1. System prompts author to select a photo.<text:line-break/><text:tab/>2. Author selects a photo size greater than 64kb.<text:line-break/><text:tab/>3. Sysadmin verifies that the photo is not larger than 64kb.<text:line-break/><text:tab/>4. System displays “image is too large” message &amp; prompts author to select another photo.</text:span></text:p>
      <text:p text:style-name="P3"><text:span text:style-name="T1">Exceptions:<text:line-break/><text:tab/></text:span><text:span text:style-name="T2">3. Photo is smaller than 64kb.<text:line-break/><text:tab/><text:tab/>3.1 System will not complain</text:span></text:p>
      <text:p text:style-name="P3"><text:span text:style-name="T1">User Stories: </text:span><text:span text:style-name="T2">8</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 </text:span><text:span text:style-name="T2">AskAQuestion (Use Case 1), AddAnAnswer (Use Case 2), AddPhotoFromCamera (Use Case 6)</text:span></text:p>
      <text:p text:style-name="P3"><text:span text:style-name="T1">Notes:</text:span><text:span text:style-name="T2"><text:line-break/>User Story 8 (As a sysadmin, I do not want the pictures to be large (&gt;64kb))</text:span></text:p>
      <text:p text:style-name="P3"><text:span text:style-name="T1">Open Issues:</text:span></text:p>
      <text:p text:style-name="P3"><text:span text:style-name="T1">Acceptance Tests: </text:span><text:span text:style-name="T2">Create a question, then (1) try a picture that is &gt;64kb and check that the system complains &amp; deems it too large. (2) try a picture that is &lt;=64kb and ensure that the system has no complaints, essentially confirming that the picture is &lt;=64kb and thus a valid picture, and the picture is successfully attached to the question.</text:span></text:p>
      <text:p text:style-name="P3"><text:span text:style-name="T1"/></text:p>
      <text:p text:style-name="P3"><text:span text:style-name="T1"/></text:p>
      <text:p text:style-name="P3"><text:span text:style-name="T2">10.</text:span></text:p>
      <text:p text:style-name="P13"><text:span text:style-name="T1">Use Case Name: SortQuestionBy</text:span><text:span text:style-name="T2"><text:line-break/></text:span><text:span text:style-name="T1">Participating Actors:</text:span><text:span text:style-name="T2"><text:s/>User<text:line-break/></text:span><text:span text:style-name="T1">Goal:</text:span><text:span text:style-name="T2"><text:s/>Display a sorted list of questions.<text:line-break/></text:span><text:span text:style-name="T1">Trigger</text:span><text:span text:style-name="T2">: User chooses the SortBy menu option<text:line-break/></text:span><text:span text:style-name="T1">Preconditions</text:span><text:span text:style-name="T2">: User knows how they want the questions to be sorted by (date - most recent / least recent, picture - with / without)<text:line-break/></text:span><text:span text:style-name="T1">Postconditions</text:span><text:span text:style-name="T2">: On success, display the sorted list of questions.<text:line-break/></text:span><text:span text:style-name="T1">Basic Flow:</text:span></text:p>
      <text:list text:style-name="L2">
        <text:list-item>
          <text:p text:style-name="P14"><text:span text:style-name="T2">System prompts user to select method to sort by.</text:span></text:p>
        </text:list-item>
        <text:list-item>
          <text:p text:style-name="P14"><text:span text:style-name="T2">User selects the method they would like.</text:span></text:p>
        </text:list-item>
        <text:list-item>
          <text:p text:style-name="P14"><text:span text:style-name="T2">System displays the list of questions in sorted order in the method chosen.</text:span></text:p>
        </text:list-item>
      </text:list>
      <text:p text:style-name="P13"><text:span text:style-name="T1">Exceptions</text:span><text:span text:style-name="T2">:<text:line-break/></text:span><text:span text:style-name="T1">Qualities</text:span><text:span text:style-name="T2">:<text:line-break/></text:span><text:span text:style-name="T1">Constraints</text:span><text:span text:style-name="T2">:<text:line-break/></text:span><text:span text:style-name="T1">Includes</text:span><text:span text:style-name="T2">:<text:line-break/></text:span><text:span text:style-name="T1">Extends</text:span><text:span text:style-name="T2">:<text:line-break/></text:span><text:span text:style-name="T1">Related</text:span><text:span text:style-name="T2"><text:s/></text:span><text:span text:style-name="T1">Artifacts:</text:span><text:span text:style-name="T2"><text:line-break/></text:span><text:span text:style-name="T1">Notes</text:span><text:span text:style-name="T2">:<text:line-break/>User Story 9 (As a user, I want to sort questions by if they have pictures)<text:line-break/>User Story 10 (As a user, I want to sort questions by date or some scoring system)<text:line-break/></text:span><text:span text:style-name="T1">Open Issues</text:span><text:span text:style-name="T2">: </text:span></text:p>
      <text:p text:style-name="P15"><text:span text:style-name="T1">Acceptance Tests: </text:span><text:span text:style-name="T2">Make a question and set the date to be 5 seconds before the current date(time), then make another question and set that date to 3 seconds before the current date(time), (and hence more recent than the first question), then make a third question with the date set to be the current date(time). Then we set the upvotes of each question to be 1, 10, and 5 respectively. Then we add the questions to a question list. We create the appropriate questionlist that are in the correct order for each of the following : most recent, least recent, most upvoted and least up voted, then call each of the sortBy methods on the list and ensure that the list matches the corresponding correct list that we made.</text:span></text:p>
      <text:p text:style-name="P16"><text:span text:style-name="T2"/></text:p>
      <text:p text:style-name="P10"><text:span text:style-name="T5">11.</text:span></text:p>
      <text:p text:style-name="P13"><text:span text:style-name="T1">Use Case Name: Upvote</text:span><text:span text:style-name="T2"><text:line-break/></text:span><text:span text:style-name="T1">Participating Actors:</text:span><text:span text:style-name="T2"><text:s/>User<text:line-break/></text:span><text:span text:style-name="T1">Goal:</text:span><text:span text:style-name="T2"><text:s/>Selected Question/Answer upvoted<text:line-break/></text:span><text:span text:style-name="T1">Trigger</text:span><text:span text:style-name="T2">: User chooses to upvote a question/answer</text:span></text:p>
      <text:p text:style-name="P13"><text:span text:style-name="T1">Preconditions</text:span><text:span text:style-name="T2">:at least one question and/or answer need to exist <text:s/><text:line-break/></text:span><text:span text:style-name="T1">Postconditions</text:span><text:span text:style-name="T2">: On success, the number of upvote beside a question/answer needs to increment by one<text:line-break/></text:span><text:span text:style-name="T1">Basic Flow:</text:span></text:p>
      <text:list text:style-name="L2">
        <text:list-item>
          <text:p text:style-name="P14"><text:span text:style-name="T2">User selects the question/answer they want to upvote</text:span></text:p>
        </text:list-item>
        <text:list-item>
          <text:p text:style-name="P14"><text:span text:style-name="T2">System displays the incremented upvoted number beside the question/answer</text:span></text:p>
        </text:list-item>
      </text:list>
      <text:p text:style-name="P13"><text:span text:style-name="T1">Exceptions</text:span><text:span text:style-name="T2">:</text:span></text:p>
      <text:p text:style-name="P17"><text:span text:style-name="T2"><text:s text:c="5"/>1. <text:s/>User is the author of the question/answer</text:span></text:p>
      <text:p text:style-name="P18"><text:span text:style-name="T2">1.1 A message will display notifying the user they cannot upvot their own question/answer<text:line-break/><text:s text:c="5"/>1. User already upvoted the same question/answer</text:span></text:p>
      <text:p text:style-name="P18"><text:span text:style-name="T2">1.1 <text:s/>the upvoted number will not increment.</text:span></text:p>
      <text:p text:style-name="P18"><text:span text:style-name="T2">1.2 <text:s/>A message will display notifying the user they have already upvoted the question/answer</text:span></text:p>
      <text:p text:style-name="P13"><text:span text:style-name="T2"><text:line-break/></text:span><text:span text:style-name="T1">Qualities</text:span><text:span text:style-name="T2">:<text:line-break/></text:span><text:span text:style-name="T1">Constraints</text:span><text:span text:style-name="T2">:<text:line-break/></text:span><text:span text:style-name="T1">Includes</text:span><text:span text:style-name="T2">:<text:line-break/></text:span><text:span text:style-name="T1">Extends</text:span><text:span text:style-name="T2">:<text:line-break/></text:span><text:span text:style-name="T1">Related</text:span><text:span text:style-name="T2"><text:s/></text:span><text:span text:style-name="T1">Artifacts:</text:span><text:span text:style-name="T2"><text:line-break/></text:span><text:span text:style-name="T1">Notes</text:span><text:span text:style-name="T2">:<text:line-break/>User Story 11(As a user, I want to upvote the question of other users)<text:line-break/>User Story 12 (As a user, I want to upvote the answers of other users)<text:line-break/></text:span><text:span text:style-name="T1">Open Issues</text:span><text:span text:style-name="T2">: </text:span></text:p>
      <text:p text:style-name="P15"><text:span text:style-name="T1">Acceptance Tests: </text:span><text:span text:style-name="T2">(1) To test that a user cannot upvote the same question/answer more than once, we first create a user and set the username. Then we make a question and upvote that question; and we add that question to a list of questions that this user/username has up voted, and check that the question was successfully upvote. Then we do the same for an answer. Then we check to see if that question/answer has already been upvoted by that user and ensure that it has been to show that the question/answer was successfully up voted and the system knows that the user has already upvoted it and cannot do so again.</text:span></text:p>
      <text:p text:style-name="P19"><text:span text:style-name="T2"/></text:p>
      <text:p text:style-name="P2"><text:span text:style-name="T2"/></text:p>
      <text:p text:style-name="P2"><text:span text:style-name="T2">12.</text:span></text:p>
      <text:p text:style-name="P13"><text:span text:style-name="T1">Use Case Name: SeeMostUpvoted</text:span><text:span text:style-name="T2"><text:line-break/></text:span><text:span text:style-name="T1">Participating Actors:</text:span><text:span text:style-name="T2"><text:s/>User<text:line-break/></text:span><text:span text:style-name="T1">Goal:</text:span><text:span text:style-name="T2"><text:s/>Display the most upvoted question and answer<text:line-break/></text:span><text:span text:style-name="T1">Trigger</text:span><text:span text:style-name="T2">: User browses a question <text:line-break/></text:span><text:span text:style-name="T1">Preconditions</text:span><text:span text:style-name="T2">: there are at least one question/answer with upvote<text:line-break/></text:span><text:span text:style-name="T1">Postconditions</text:span><text:span text:style-name="T2">: On success, display the most upvoted question/answer</text:span></text:p>
      <text:p text:style-name="P13"><text:span text:style-name="T1">Basic Flow:</text:span></text:p>
      <text:list text:style-name="L2">
        <text:list-item>
          <text:p text:style-name="P14"><text:span text:style-name="T2">User browses question</text:span></text:p>
        </text:list-item>
        <text:list-item>
          <text:p text:style-name="P14"><text:span text:style-name="T2">System displays the most upvoted question on the top of the question list</text:span></text:p>
        </text:list-item>
        <text:list-item>
          <text:p text:style-name="P14"><text:span text:style-name="T2">User browses the answers to a question</text:span></text:p>
        </text:list-item>
        <text:list-item>
          <text:p text:style-name="P14"><text:span text:style-name="T2">System displays the most upvoted answer at the top of the answer list</text:span></text:p>
        </text:list-item>
      </text:list>
      <text:p text:style-name="P13"><text:span text:style-name="T1">Exceptions</text:span><text:span text:style-name="T2">:</text:span></text:p>
      <text:p text:style-name="P20"><text:span text:style-name="T2">1. there are no questions</text:span></text:p>
      <text:p text:style-name="P20"><text:span text:style-name="T2"><text:s text:c="4"/>1.1 <text:s/>System displays “no questions currently” message</text:span></text:p>
      <text:p text:style-name="P20"><text:span text:style-name="T2">2. there are no upvoted questions</text:span></text:p>
      <text:p text:style-name="P20"><text:span text:style-name="T2"><text:s text:c="4"/>2 .1 <text:s/>System displays questions without a most upvoted question</text:span></text:p>
      <text:p text:style-name="P20"><text:span text:style-name="T2">3. <text:s/>there are no answers to a question</text:span></text:p>
      <text:p text:style-name="P20"><text:span text:style-name="T2"><text:s text:c="4"/>3.1 <text:s/>System displays “no answers currently” message</text:span></text:p>
      <text:p text:style-name="P20"><text:span text:style-name="T2">4. <text:s/>There are no upvoted answers</text:span></text:p>
      <text:p text:style-name="P20"><text:span text:style-name="T2"><text:s text:c="4"/>4.1 systems displays answers in chronological order.<text:line-break/></text:span><text:span text:style-name="T1">Qualities</text:span><text:span text:style-name="T2">:<text:line-break/></text:span><text:span text:style-name="T1">Constraints</text:span><text:span text:style-name="T2">:<text:line-break/></text:span><text:span text:style-name="T1">Includes</text:span><text:span text:style-name="T2">:<text:line-break/></text:span><text:span text:style-name="T1">Extends</text:span><text:span text:style-name="T2">:<text:line-break/></text:span><text:span text:style-name="T1">Related</text:span><text:span text:style-name="T2"><text:s/></text:span><text:span text:style-name="T1">Artifacts:</text:span><text:span text:style-name="T2"><text:line-break/></text:span><text:span text:style-name="T1">Notes</text:span><text:span text:style-name="T2">:<text:line-break/>User Story 13 </text:span><text:span text:style-name="T6">As a user, I want to see how many answers a question has received</text:span><text:span text:style-name="T2">)<text:line-break/><text:line-break/></text:span><text:span text:style-name="T1">Open Issues</text:span><text:span text:style-name="T2">: </text:span></text:p>
      <text:p text:style-name="P2"><text:span text:style-name="T1">Acceptance tests: </text:span><text:span text:style-name="T2">To test SeeMostUpvoted, a user is created and a new question list is created. <text:s/>To test exception 1, the question list empty and system checks if it is empty. <text:s text:c="2"/>Then, a new question is created and added to the question list. <text:s/>The system then checks exception 2, since the question is the only question and it is not currently upvoted exception 2 is tested. And since there are no answers to the newly added question, exception 3 is tested by checking the answer list length and if it is zero or not. <text:s/>Afterwards, two new answers are created and added to test exception 4 where no answers are upvoted, the getUpVote function will return 0. <text:s/>The upvotes of two answers are then set to 5 and 10 and system checks to see if answer 2 is selected as the most upvoted answer. </text:span></text:p>
      <text:p text:style-name="P2"><text:span text:style-name="T2"/></text:p>
      <text:p text:style-name="P2"><text:span text:style-name="T2"/></text:p>
      <text:p text:style-name="P2"><text:span text:style-name="T2"/></text:p>
      <text:p text:style-name="P3"><text:span text:style-name="T1">13.</text:span></text:p>
      <text:p text:style-name="P3"><text:span text:style-name="T1">Use Case Name: </text:span><text:span text:style-name="T2">Search</text:span></text:p>
      <text:p text:style-name="P3"><text:span text:style-name="T1">Participating Actors: </text:span><text:span text:style-name="T2">User</text:span></text:p>
      <text:p text:style-name="P3"><text:span text:style-name="T1">Goal: </text:span><text:span text:style-name="T2">Return search results for a given query</text:span></text:p>
      <text:p text:style-name="P3"><text:span text:style-name="T1">Trigger: </text:span><text:span text:style-name="T2">User chooses the search option</text:span></text:p>
      <text:p text:style-name="P3"><text:span text:style-name="T1">Preconditions: </text:span><text:span text:style-name="T2">User knows what they want to search for</text:span></text:p>
      <text:p text:style-name="P3"><text:span text:style-name="T1">Postconditions: </text:span><text:span text:style-name="T2">On success, system displays results for the given search query.</text:span></text:p>
      <text:p text:style-name="P3"><text:span text:style-name="T1">Basic Flow:<text:line-break/><text:tab/></text:span><text:span text:style-name="T2">1. System prompts user to enter their query.<text:line-break/><text:tab/>2. User enters a query.<text:line-break/><text:tab/>3. System displays a list of question or answers relating to the given query.</text:span></text:p>
      <text:p text:style-name="P3"><text:span text:style-name="T1">Exceptions:<text:line-break/><text:tab/></text:span><text:span text:style-name="T2">3. If there are no matching results.<text:line-break/><text:tab/><text:tab/>3.1 <text:s/>System displays a “no matches” message<text:line-break/><text:tab/><text:tab/>3.2 <text:s/>System returns to step 1</text:span></text:p>
      <text:p text:style-name="P3"><text:span text:style-name="T1">User Stories: </text:span><text:span text:style-name="T2">15</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3"><text:span text:style-name="T1">Notes:<text:line-break/></text:span><text:span text:style-name="T2">User Story 15 (As a user, I want to search for questions or answers)</text:span></text:p>
      <text:p text:style-name="P3"><text:span text:style-name="T1">Open Issues:</text:span></text:p>
      <text:p text:style-name="P3"><text:span text:style-name="T1">Acceptance tests: </text:span><text:span text:style-name="T2">To test the search function, we need to first populate the question list and answer list with questions and answers. <text:s/>Then we use a simple search function where each element in the list is checked against the item we want. <text:s/>System assert will return true (test passing) if the item is indeed in the list and found. <text:s/>Similarly, answers are found in the same way, where the same search function is applied to a master answer list. <text:s/>Exception 3 is tested by running the search to find a string that is not in the built lists. <text:s/>System will check if the result is null (meaning not found). <text:s/></text:span></text:p>
      <text:p text:style-name="P3"><text:span text:style-name="T1"/></text:p>
      <text:p text:style-name="P3"><text:span text:style-name="T1">14.</text:span></text:p>
      <text:p text:style-name="P3"><text:span text:style-name="T1">Use Case Name: </text:span><text:span text:style-name="T2">QuestionsAsked</text:span></text:p>
      <text:p text:style-name="P3"><text:span text:style-name="T1">Participating Actors: </text:span><text:span text:style-name="T2">Author</text:span></text:p>
      <text:p text:style-name="P3"><text:span text:style-name="T1">Goal: </text:span><text:span text:style-name="T2">Device will remember the questions author asked</text:span></text:p>
      <text:p text:style-name="P3"><text:span text:style-name="T1">Trigger: </text:span><text:span text:style-name="T2">Author submits a question</text:span></text:p>
      <text:p text:style-name="P3"><text:span text:style-name="T1">Preconditions: </text:span><text:span text:style-name="T2">Author knows how to submit a question</text:span></text:p>
      <text:p text:style-name="P3"><text:span text:style-name="T1">Postconditions: </text:span><text:span text:style-name="T2">On success, system saves the questions asked by author on to the device author is currently using</text:span></text:p>
      <text:p text:style-name="P3"><text:span text:style-name="T1">Basic Flow:<text:line-break/><text:tab/></text:span><text:span text:style-name="T2">1. Author submits a question.<text:line-break/><text:tab/>2. System save the question onto the device the author is currently using.</text:span></text:p>
      <text:p text:style-name="P7"><text:span text:style-name="T2">3. Author can view their questions asked under main menu AskedQuestions</text:span></text:p>
      <text:p text:style-name="P3"><text:span text:style-name="T1">Exceptions:</text:span></text:p>
      <text:p text:style-name="P3"><text:span text:style-name="T1">User Stories: </text:span><text:span text:style-name="T2">16</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21"><text:span text:style-name="T3">Notes:<text:line-break/></text:span><text:span text:style-name="T4">User Story 16 (</text:span><text:span text:style-name="T2">As an author, I want my device to remember which questions I asked</text:span><text:span text:style-name="T4">)</text:span></text:p>
      <text:p text:style-name="P3"><text:span text:style-name="T1">Open Issues:</text:span></text:p>
      <text:p text:style-name="P3"><text:span text:style-name="T1">Acceptance tests: <text:s/></text:span><text:span text:style-name="T2">To test this, a question is created along with a picture. <text:s/>Then a new question list is created and the question and picture is added to a question list. <text:s/>Lastly we check if the question list to empty or not to ensure the question is added successfully to the questionlist.</text:span></text:p>
      <text:p text:style-name="P3"><text:span text:style-name="T1"/></text:p>
      <text:p text:style-name="P3"><text:span text:style-name="T1"/></text:p>
      <text:p text:style-name="P3"><text:span text:style-name="T1"/></text:p>
      <text:p text:style-name="P3"><text:span text:style-name="T1"/></text:p>
      <text:p text:style-name="P3"><text:span text:style-name="T1">15.</text:span></text:p>
      <text:p text:style-name="P3"><text:span text:style-name="T1">Use Case Name: </text:span><text:span text:style-name="T2">ReadingList</text:span></text:p>
      <text:p text:style-name="P3"><text:span text:style-name="T1">Participating Actors: </text:span><text:span text:style-name="T2">User</text:span></text:p>
      <text:p text:style-name="P3"><text:span text:style-name="T1">Goal: </text:span><text:span text:style-name="T2">Indicated questions and its answers will be locally cached and accessed without internet</text:span></text:p>
      <text:p text:style-name="P3"><text:span text:style-name="T1">Trigger: </text:span><text:span text:style-name="T2">User chooses the AddToReadingList option</text:span></text:p>
      <text:p text:style-name="P3"><text:span text:style-name="T1">Preconditions: </text:span><text:span text:style-name="T2">questions must exist and user device must have enough memory</text:span></text:p>
      <text:p text:style-name="P3"><text:span text:style-name="T1">Postconditions: </text:span><text:span text:style-name="T2">On success, system saves the questions selected by user to the device and it can be accessed offline</text:span></text:p>
      <text:p text:style-name="P3"><text:span text:style-name="T1">Basic Flow:<text:line-break/><text:tab/></text:span><text:span text:style-name="T2">1. User selects a question they want to add to reading list<text:line-break/><text:tab/>2. System save the question and its answers onto the device the user is currently using.</text:span></text:p>
      <text:p text:style-name="P3"><text:span text:style-name="T2"><text:tab/>3. User can view their reading list under main menu ReadingList.</text:span></text:p>
      <text:p text:style-name="P3"><text:span text:style-name="T1">Exceptions:</text:span></text:p>
      <text:p text:style-name="P3"><text:span text:style-name="T1">User Stories: </text:span><text:span text:style-name="T2">17</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21"><text:span text:style-name="T3">Notes:<text:line-break/></text:span><text:span text:style-name="T4">User Story 17 (</text:span><text:span text:style-name="T2">As a user, I want questions and answers that I read or questions and answers that I've indicated I want to read, to be locally cached so I can read them when I am not on the internet.</text:span><text:span text:style-name="T4">)</text:span></text:p>
      <text:p text:style-name="P3"><text:span text:style-name="T1">Open Issues:</text:span></text:p>
      <text:p text:style-name="P3"><text:span text:style-name="T1">Acceptance tests: </text:span><text:span text:style-name="T2">To test User story 17. <text:s/>We first make a question and author and then add the question to an arraylist called “Reading list”, then we check if there is anything in the arraylist to make sure we added the question to “Reading List”. </text:span></text:p>
      <text:p text:style-name="P3"><text:span text:style-name="T1"/></text:p>
      <text:p text:style-name="P3"><text:span text:style-name="T1">16.</text:span></text:p>
      <text:p text:style-name="P3"><text:span text:style-name="T1">Use Case Name: </text:span><text:span text:style-name="T2">Favorites</text:span></text:p>
      <text:p text:style-name="P3"><text:span text:style-name="T1">Participating Actors: </text:span><text:span text:style-name="T2">User</text:span></text:p>
      <text:p text:style-name="P3"><text:span text:style-name="T1">Goal: </text:span><text:span text:style-name="T2">Save questions as favorites and these questions and their replies can be accessed reguardless of network activity</text:span></text:p>
      <text:p text:style-name="P3"><text:span text:style-name="T1">Trigger: </text:span><text:span text:style-name="T2">User chooses the addFavorite option</text:span></text:p>
      <text:p text:style-name="P3"><text:span text:style-name="T1">Preconditions: </text:span><text:span text:style-name="T2">At least one question must exist and user device must have enough memory</text:span></text:p>
      <text:p text:style-name="P3"><text:span text:style-name="T1">Postconditions: </text:span><text:span text:style-name="T2">On success, system saves the questions and replies selected by user to the device and it can be accessed regardless of network activity</text:span></text:p>
      <text:p text:style-name="P3"><text:span text:style-name="T1">Basic Flow:<text:line-break/><text:tab/></text:span><text:span text:style-name="T2">1. User selects a question they want to add to their favorite<text:line-break/><text:tab/>2. System save the question and its answers onto the device the user is currently using.</text:span></text:p>
      <text:p text:style-name="P3"><text:span text:style-name="T2"><text:tab/>3. User can view their favorite list under main menu.</text:span></text:p>
      <text:p text:style-name="P3"><text:span text:style-name="T1">Exceptions:</text:span></text:p>
      <text:p text:style-name="P3"><text:span text:style-name="T1">User Stories: </text:span><text:span text:style-name="T2">18, 19</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21"><text:span text:style-name="T3">Notes:<text:line-break/></text:span><text:span text:style-name="T4">User Story 18 (</text:span><text:span text:style-name="T2">As a user, I want to explicitly save some questions as favorites.</text:span><text:span text:style-name="T4">)</text:span></text:p>
      <text:p text:style-name="P22"><text:span text:style-name="T7">User Story 19 (</text:span><text:span text:style-name="T2">As a user, my favorites and their replies should always be available to me regardless of network connectivity.</text:span><text:span text:style-name="T7">)</text:span></text:p>
      <text:p text:style-name="P3"><text:span text:style-name="T1">Open Issues:</text:span></text:p>
      <text:p text:style-name="P3"><text:span text:style-name="T1">Acceptance tests: </text:span><text:span text:style-name="T2">To test User stories 18 and 19. <text:s/>We first make a question and author and then add the question to an arraylist called “Favorites”, then we check if there is anything in the arraylist to make sure we added the question to “Favorites”. </text:span></text:p>
      <text:p text:style-name="P3"><text:span text:style-name="T1"/></text:p>
      <text:p text:style-name="P3"><text:span text:style-name="T1">17.</text:span></text:p>
      <text:p text:style-name="P3"><text:span text:style-name="T1">Use Case Name: </text:span><text:span text:style-name="T2">PushAnswers</text:span></text:p>
      <text:p text:style-name="P3"><text:span text:style-name="T1">Participating Actors: </text:span><text:span text:style-name="T2">Author</text:span></text:p>
      <text:p text:style-name="P3"><text:span text:style-name="T1">Goal: </text:span><text:span text:style-name="T2">Push replies, questions and answer wrote by the author online once the author gets internet connectivity</text:span></text:p>
      <text:p text:style-name="P3"><text:span text:style-name="T1">Trigger: </text:span><text:span text:style-name="T2">Once there is network connection</text:span></text:p>
      <text:p text:style-name="P23"><text:span text:style-name="T8">Preconditions: </text:span><text:span text:style-name="T2">author has replies, questions and answers written without internet connection</text:span></text:p>
      <text:p text:style-name="P3"><text:span text:style-name="T1">Postconditions: </text:span><text:span text:style-name="T2">On success, system saves the questions and replies selected by user to the device and it can be accessed regardless of network activity</text:span></text:p>
      <text:p text:style-name="P3"><text:span text:style-name="T1">Basic Flow:<text:line-break/><text:tab/></text:span><text:span text:style-name="T2">1. Author writes replies, answer, and/or questions without internet connection and press send</text:span></text:p>
      <text:p text:style-name="P3"><text:span text:style-name="T2"><text:tab/>2. system displays “No network connection” message</text:span></text:p>
      <text:p text:style-name="P3"><text:span text:style-name="T1"><text:tab/></text:span><text:span text:style-name="T2">3. Author finds network connection</text:span></text:p>
      <text:p text:style-name="P24"><text:span text:style-name="T9"><text:tab/>4. system pushes</text:span><text:span text:style-name="T10"><text:s/></text:span><text:span text:style-name="T2">replies, questions and answers online</text:span></text:p>
      <text:p text:style-name="P3"><text:span text:style-name="T1">Exceptions:</text:span></text:p>
      <text:p text:style-name="P3"><text:span text:style-name="T1">User Stories: </text:span><text:span text:style-name="T2">20, 21</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21"><text:span text:style-name="T3">Notes:<text:line-break/></text:span><text:span text:style-name="T2">User Story 20 (As an author, I want to author replies, questions and answers offline)</text:span></text:p>
      <text:p text:style-name="P21"><text:span text:style-name="T2">User Story 21 (As an author, I want to push my replies, questions and answers online once I get connectivity)</text:span></text:p>
      <text:p text:style-name="P3"><text:span text:style-name="T1">Open Issues:</text:span></text:p>
      <text:p text:style-name="P3"><text:span text:style-name="T1">Acceptance tests: </text:span><text:span text:style-name="T2">To test user story 20, a question, answer, and reply is initiated and added to the question and answer list and the questions and answers are linked. <text:s/>Since this is a mock test a Boolean value (online) is first set to false indicating no internet connection. <text:s/>The system checks it and return “no network connection” , then the Boolean value is set to true indicating the user connecting to network and system will “push stuff online”.</text:span></text:p>
      <text:p text:style-name="P3"><text:span text:style-name="T1"/></text:p>
      <text:p text:style-name="P3"><text:span text:style-name="T1">18.</text:span></text:p>
      <text:p text:style-name="P3"><text:span text:style-name="T1">Use Case Name: </text:span><text:span text:style-name="T2">SetUserName</text:span></text:p>
      <text:p text:style-name="P3"><text:span text:style-name="T1">Participating Actors: </text:span><text:span text:style-name="T2">Author</text:span></text:p>
      <text:p text:style-name="P3"><text:span text:style-name="T1">Goal: </text:span><text:span text:style-name="T2">Set a username that will be displayed when author post a question, reply or answer</text:span></text:p>
      <text:p text:style-name="P3"><text:span text:style-name="T1">Trigger: <text:s/></text:span><text:span text:style-name="T2">Author navigates to the setUserName page</text:span></text:p>
      <text:p text:style-name="P3"><text:span text:style-name="T1">Preconditions:</text:span></text:p>
      <text:p text:style-name="P3"><text:span text:style-name="T1">Postconditions: </text:span><text:span text:style-name="T2">On success, system will set the author’s username as the one typed in</text:span></text:p>
      <text:p text:style-name="P3"><text:span text:style-name="T1">Basic Flow:<text:line-break/><text:tab/></text:span><text:span text:style-name="T2">1. Author types in his/her username</text:span></text:p>
      <text:p text:style-name="P3"><text:span text:style-name="T2"><text:tab/>2. system displays his/her user name and wait for confirmation</text:span></text:p>
      <text:p text:style-name="P3"><text:span text:style-name="T1"><text:tab/></text:span><text:span text:style-name="T2">3. Author confirms his/her username</text:span></text:p>
      <text:p text:style-name="P3"><text:span text:style-name="T2"><text:tab/>4. system set the username and will display it after every post made by this user</text:span></text:p>
      <text:p text:style-name="P3"><text:span text:style-name="T1">Exceptions:</text:span></text:p>
      <text:list text:style-name="L2">
        <text:list-item>
          <text:p text:style-name="P25"><text:span text:style-name="T2">No username is typed in or only whitespace is typed in</text:span></text:p>
        </text:list-item>
      </text:list>
      <text:p text:style-name="P26"><text:span text:style-name="T2">1.1 <text:s/>System set the Author as “Anonymous”</text:span></text:p>
      <text:p text:style-name="P3"><text:span text:style-name="T1">User Stories: </text:span><text:span text:style-name="T2">23</text:span></text:p>
      <text:p text:style-name="P3"><text:span text:style-name="T2">Additional<text:line-break/></text:span><text:span text:style-name="T1">Qualities:</text:span></text:p>
      <text:p text:style-name="P3"><text:span text:style-name="T1">Constraints:</text:span></text:p>
      <text:p text:style-name="P3"><text:span text:style-name="T1">Includes:</text:span></text:p>
      <text:p text:style-name="P3"><text:span text:style-name="T1">Extends:</text:span></text:p>
      <text:p text:style-name="P3"><text:span text:style-name="T1">Related Artifacts:</text:span></text:p>
      <text:p text:style-name="P22"><text:span text:style-name="T11">Notes:<text:line-break/></text:span><text:span text:style-name="T2">User Story 23 (As an author, I set my username)</text:span></text:p>
      <text:p text:style-name="P9"><text:span text:style-name="T2"/></text:p>
      <text:p text:style-name="P3"><text:span text:style-name="T1">Open Issues:</text:span></text:p>
      <text:p text:style-name="P2"><text:span text:style-name="T2"/></text:p>
      <text:p text:style-name="P3"><text:span text:style-name="T1">Acceptance tests: </text:span><text:span text:style-name="T2">To test this, a test string ‘Paul’ is used to set the author in a questiontest. <text:s/>To test exception 1 (empty string), an empty string is used and since it is empty, assert statement will display “no author specified, setting author to anonymous”</text:span></text:p>
      <text:p text:style-name="P3"><text:span text:style-name="T2">After setting the author, we check if the author set is ‘Paul’, we do not explicitly check if the author is set to anonymous because it is the same as checking if it is set to ‘Paul’. <text:s/>Then the same test is repeated again but this time instead of setting the author to a question it is checking if the auther is properly set to an ans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meta:initial-creator>Nixy</meta:initial-creator>
  </office:meta>
</office:document-meta>
</file>